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5-04-0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5-03-1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5-02-03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5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12-0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11-05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10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09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08-06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07-0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06-0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05-0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04-0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03-0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02-0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4-01-0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12-02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11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10-0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09-0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08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07-0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06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05-0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04-1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03-05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02-04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3-01-0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12-0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11-0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10-02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09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08-01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07-0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06-0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05-0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04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03-0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02-0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2-01-0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12-02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11-0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10-0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09-0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08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07-0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06-0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05-05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04-0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03-0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02-02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1-01-0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12-06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11-02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10-0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09-0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08-04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06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06-0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05-0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04-0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03-03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02-01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10-01-0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12-0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11-0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10-0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09-0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08-0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07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06-0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05-0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04-0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03-04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02-0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9-01-0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8-12-0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8-11-0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8-10-0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8-09-0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8-08-0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8-07-0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8-06-0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8-05-0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8-04-0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8-03-0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8-02-04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12-31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12-04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10-01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09-04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08-0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07-02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06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05-0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04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03-0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02-01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7-01-03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12-04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11-0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10-03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09-08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08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07-07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06-06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05-03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04-0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03-03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02-01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6-01-0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12-0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11-0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09-30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09-0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08-01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07-05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06-01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05-03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03-3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02-2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01-26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5-01-0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11-30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11-01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10-0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09-0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08-0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07-06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06-01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05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04-0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02-26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02-02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4-01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12-0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10-3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09-30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09-04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08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07-03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06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05-05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03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02-2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01-3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3-01-1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12-0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11-0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10-0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09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08-01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07-01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06-0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04-30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04-0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03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02-04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2-01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11-2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11-01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9-2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9-1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8-30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8-1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7-1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7-0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6-1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6-01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5-18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5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4-20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4-0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3-01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1-30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1-01-0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12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11-0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10-04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09-0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08-0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06-2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06-02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04-26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03-31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03-0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01-2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2000-01-0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12-0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11-0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10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09-02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07-3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06-2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05-0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04-05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03-0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02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9-01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8-12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8-10-3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8-10-0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8-09-0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8-08-0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8-06-05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8-05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8-04-01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8-03-0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8-02-04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8-01-07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12-0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11-12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10-03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09-0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08-05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07-01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06-0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05-0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04-0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03-0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02-0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7-01-1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12-0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11-0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09-30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08-0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06-2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06-0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05-0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04-0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03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02-20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02-0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563490</text:p>
          </table:table-cell>
          <table:table-cell office:value-type="string" calcext:value-type="string">
            <text:p>1996-01-1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26" meta:object-count="0"/>
    <meta:user-defined meta:name="AppVersion">3.0</meta:user-defined>
  </office:meta>
</office:document-meta>
</file>